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54.54mm" svg:height="147.15mm" svg:x="142.46mm" svg:y="90.05mm">
            <loext:p draw:notify-on-update-of-ranges="Sheet1.C2:Sheet1.C54 Sheet1.D2:Sheet1.D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7.1mm" svg:height="160.55mm" svg:x="147.13mm" svg:y="245.34mm">
            <loext:p draw:notify-on-update-of-ranges="Sheet1.C2:Sheet1.C54 Sheet1.E2:Sheet1.E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2655510" calcext:value-type="float">
            <text:p>2655510</text:p>
          </table:table-cell>
          <table:table-cell table:style-name="ce1" office:value-type="float" office:value="15.1095729180452" calcext:value-type="float">
            <text:p>15,11</text:p>
          </table:table-cell>
          <table:table-cell table:style-name="ce2" table:formula="of:=(1000000*[.D2])/[.C2]" office:value-type="float" office:value="5.68989494223151" calcext:value-type="float">
            <text:p>5,6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10.0271042923378" calcext:value-type="float">
            <text:p>10,03</text:p>
          </table:table-cell>
          <table:table-cell table:style-name="ce2" table:formula="of:=(1000000*[.D3])/[.C3]" office:value-type="float" office:value="7.11413090825215" calcext:value-type="float">
            <text:p>7,11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79214455377358" calcext:value-type="float">
            <text:p>9,79</text:p>
          </table:table-cell>
          <table:table-cell table:style-name="ce2" table:formula="of:=(1000000*[.D4])/[.C4]" office:value-type="float" office:value="47.9372622204611" calcext:value-type="float">
            <text:p>47,9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table:formula="of:=(1000000*[.D5])/[.C5]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table:formula="of:=(1000000*[.D6])/[.C6]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table:formula="of:=(1000000*[.D7])/[.C7]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8])/[.C8]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9])/[.C9]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10])/[.C10]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year_Word,rule</text:p>
          </table:table-cell>
          <table:table-cell table:style-name="ce1" office:value-type="float" office:value="2655510" calcext:value-type="float">
            <text:p>2655510</text:p>
          </table:table-cell>
          <table:table-cell table:style-name="ce1" office:value-type="float" office:value="8.84344625283702" calcext:value-type="float">
            <text:p>8,84</text:p>
          </table:table-cell>
          <table:table-cell table:formula="of:=(1000000*[.D11])/[.C11]" office:value-type="float" office:value="3.33022517438723" calcext:value-type="float">
            <text:p>3,33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75532994145536" calcext:value-type="float">
            <text:p>7,76</text:p>
          </table:table-cell>
          <table:table-cell table:formula="of:=(1000000*[.D12])/[.C12]" office:value-type="float" office:value="0.379660740268045" calcext:value-type="float">
            <text:p>0,38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ddd_WOR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13])/[.C13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14])/[.C14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ddd_wOR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15])/[.C15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16])/[.C16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ddd_Wor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17])/[.C17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18])/[.C18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ddd_wor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19])/[.C19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6.47146451925765" calcext:value-type="float">
            <text:p>6,47</text:p>
          </table:table-cell>
          <table:table-cell table:formula="of:=(1000000*[.D20])/[.C20]" office:value-type="float" office:value="0.102196563360285" calcext:value-type="float">
            <text:p>0,1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6.26612666520815" calcext:value-type="float">
            <text:p>6,27</text:p>
          </table:table-cell>
          <table:table-cell table:formula="of:=(1000000*[.D21])/[.C21]" office:value-type="float" office:value="0.73386858808554" calcext:value-type="float">
            <text:p>0,73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6.10333747619429" calcext:value-type="float">
            <text:p>6,1</text:p>
          </table:table-cell>
          <table:table-cell table:formula="of:=(1000000*[.D22])/[.C22]" office:value-type="float" office:value="2.29836734796491" calcext:value-type="float">
            <text:p>2,3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5.91092640266572" calcext:value-type="float">
            <text:p>5,91</text:p>
          </table:table-cell>
          <table:table-cell table:formula="of:=(1000000*[.D23])/[.C23]" office:value-type="float" office:value="0.222419912977294" calcext:value-type="float">
            <text:p>0,2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5.91092640266572" calcext:value-type="float">
            <text:p>5,91</text:p>
          </table:table-cell>
          <table:table-cell table:formula="of:=(1000000*[.D24])/[.C24]" office:value-type="float" office:value="0.222419912977294" calcext:value-type="float">
            <text:p>0,2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5.91092640266572" calcext:value-type="float">
            <text:p>5,91</text:p>
          </table:table-cell>
          <table:table-cell table:formula="of:=(1000000*[.D25])/[.C25]" office:value-type="float" office:value="0.222419912977294" calcext:value-type="float">
            <text:p>0,2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5.91092640266572" calcext:value-type="float">
            <text:p>5,91</text:p>
          </table:table-cell>
          <table:table-cell table:formula="of:=(1000000*[.D26])/[.C26]" office:value-type="float" office:value="0.222419912977294" calcext:value-type="float">
            <text:p>0,2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27])/[.C27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28])/[.C28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29])/[.C29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0])/[.C30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1])/[.C31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2])/[.C32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3])/[.C33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4])/[.C34]" office:value-type="float" office:value="0.0289368306783459" calcext:value-type="float">
            <text:p>0,03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5])/[.C35]" office:value-type="float" office:value="0.0289368306783459" calcext:value-type="float">
            <text:p>0,03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6])/[.C36]" office:value-type="float" office:value="0.0289368306783459" calcext:value-type="float">
            <text:p>0,03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7])/[.C37]" office:value-type="float" office:value="0.0289368306783459" calcext:value-type="float">
            <text:p>0,03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8])/[.C38]" office:value-type="float" office:value="0.0289368306783459" calcext:value-type="float">
            <text:p>0,03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9])/[.C39]" office:value-type="float" office:value="0.0289368306783459" calcext:value-type="float">
            <text:p>0,03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0])/[.C40]" office:value-type="float" office:value="2.08728242770781" calcext:value-type="float">
            <text:p>2,0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1])/[.C41]" office:value-type="float" office:value="2.08728242770781" calcext:value-type="float">
            <text:p>2,0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2])/[.C42]" office:value-type="float" office:value="2.08728242770781" calcext:value-type="float">
            <text:p>2,0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3])/[.C43]" office:value-type="float" office:value="2.08728242770781" calcext:value-type="float">
            <text:p>2,0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4])/[.C44]" office:value-type="float" office:value="2.08728242770781" calcext:value-type="float">
            <text:p>2,0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5.30783962103815" calcext:value-type="float">
            <text:p>5,31</text:p>
          </table:table-cell>
          <table:table-cell table:formula="of:=(1000000*[.D45])/[.C45]" office:value-type="float" office:value="2.59844305137228" calcext:value-type="float">
            <text:p>2,6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9825387" calcext:value-type="float">
            <text:p>9825387</text:p>
          </table:table-cell>
          <table:table-cell office:value-type="float" office:value="5.30783962103815" calcext:value-type="float">
            <text:p>5,31</text:p>
          </table:table-cell>
          <table:table-cell table:formula="of:=(1000000*[.D46])/[.C46]" office:value-type="float" office:value="0.540216850597147" calcext:value-type="float">
            <text:p>0,5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4.98226124301044" calcext:value-type="float">
            <text:p>4,98</text:p>
          </table:table-cell>
          <table:table-cell table:formula="of:=(1000000*[.D47])/[.C47]" office:value-type="float" office:value="0.583506401838738" calcext:value-type="float">
            <text:p>0,58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4.98226124301044" calcext:value-type="float">
            <text:p>4,98</text:p>
          </table:table-cell>
          <table:table-cell table:formula="of:=(1000000*[.D48])/[.C48]" office:value-type="float" office:value="0.583506401838738" calcext:value-type="float">
            <text:p>0,58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4.98226124301044" calcext:value-type="float">
            <text:p>4,98</text:p>
          </table:table-cell>
          <table:table-cell table:formula="of:=(1000000*[.D49])/[.C49]" office:value-type="float" office:value="0.583506401838738" calcext:value-type="float">
            <text:p>0,58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  <table:table-cell table:formula="of:=(1000000*[.D50])/[.C50]" office:value-type="float" office:value="0.19327199672783" calcext:value-type="float">
            <text:p>0,1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  <table:table-cell table:formula="of:=(1000000*[.D51])/[.C51]" office:value-type="float" office:value="0.19327199672783" calcext:value-type="float">
            <text:p>0,1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  <table:table-cell table:formula="of:=(1000000*[.D52])/[.C52]" office:value-type="float" office:value="0.19327199672783" calcext:value-type="float">
            <text:p>0,1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  <table:table-cell table:formula="of:=(1000000*[.D53])/[.C53]" office:value-type="float" office:value="0.19327199672783" calcext:value-type="float">
            <text:p>0,1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54])/[.C54]" office:value-type="float" office:value="0.021646463633517" calcext:value-type="float">
            <text:p>0,02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79214455377358" calcext:value-type="float">
            <text:p>9,79</text:p>
          </table:table-cell>
          <table:table-cell table:style-name="ce2" table:formula="of:=(1000000*[.D62])/[.C62]" office:value-type="float" office:value="47.9372622204611" calcext:value-type="float">
            <text:p>47,9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table:formula="of:=(1000000*[.D63])/[.C63]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table:formula="of:=(1000000*[.D64])/[.C64]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table:formula="of:=(1000000*[.D65])/[.C65]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10.0271042923378" calcext:value-type="float">
            <text:p>10,03</text:p>
          </table:table-cell>
          <table:table-cell table:style-name="ce2" table:formula="of:=(1000000*[.D66])/[.C66]" office:value-type="float" office:value="7.11413090825215" calcext:value-type="float">
            <text:p>7,11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67])/[.C67]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68])/[.C68]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69])/[.C69]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2655510" calcext:value-type="float">
            <text:p>2655510</text:p>
          </table:table-cell>
          <table:table-cell table:style-name="ce1" office:value-type="float" office:value="15.1095729180452" calcext:value-type="float">
            <text:p>15,11</text:p>
          </table:table-cell>
          <table:table-cell table:style-name="ce2" table:formula="of:=(1000000*[.D70])/[.C70]" office:value-type="float" office:value="5.68989494223151" calcext:value-type="float">
            <text:p>5,6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year_Word,rule</text:p>
          </table:table-cell>
          <table:table-cell table:style-name="ce1" office:value-type="float" office:value="2655510" calcext:value-type="float">
            <text:p>2655510</text:p>
          </table:table-cell>
          <table:table-cell table:style-name="ce1" office:value-type="float" office:value="8.84344625283702" calcext:value-type="float">
            <text:p>8,84</text:p>
          </table:table-cell>
          <table:table-cell table:formula="of:=(1000000*[.D71])/[.C71]" office:value-type="float" office:value="3.33022517438723" calcext:value-type="float">
            <text:p>3,33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75532994145536" calcext:value-type="float">
            <text:p>7,76</text:p>
          </table:table-cell>
          <table:table-cell table:formula="of:=(1000000*[.D72])/[.C72]" office:value-type="float" office:value="0.379660740268045" calcext:value-type="float">
            <text:p>0,38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ddd_WOR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73])/[.C73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74])/[.C74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ddd_wOR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75])/[.C75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76])/[.C76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ddd_Wor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77])/[.C77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78])/[.C78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table:style-name="ce1" office:value-type="string" calcext:value-type="string">
            <text:p>ddd_wor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7.03200263584957" calcext:value-type="float">
            <text:p>7,03</text:p>
          </table:table-cell>
          <table:table-cell table:formula="of:=(1000000*[.D79])/[.C79]" office:value-type="float" office:value="0.344250386050304" calcext:value-type="float">
            <text:p>0,3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62:Sheet1.E70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2:50:56.0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8S</meta:editing-duration>
    <meta:editing-cycles>4</meta:editing-cycles>
    <meta:generator>LibreOffice/5.2.0.4$Windows_x86 LibreOffice_project/066b007f5ebcc236395c7d282ba488bca6720265</meta:generator>
    <dc:date>2016-08-13T22:54:36.453000000</dc:date>
    <meta:document-statistic meta:table-count="3" meta:cell-count="36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55cm" svg:height="14.716cm" xlink:href=".." xlink:type="simple" chart:class="chart:scatter" chart:style-name="ch1">
        <chart:plot-area chart:style-name="ch2" table:cell-range-address="Sheet1.C2:Sheet1.D54" svg:x="0.509cm" svg:y="0.294cm" svg:width="24.437cm" svg:height="14.128cm">
          <chartooo:coordinate-region svg:x="0.945cm" svg:y="0.493cm" svg:width="22.981cm" svg:height="13.28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54" chart:class="chart:scatter">
            <chart:domain table:cell-range-address="Sheet1.C2:Sheet1.C54"/>
            <chart:mean-value chart:style-name="ch6"/>
            <chart:regression-curve chart:style-name="ch7"/>
            <chart:data-point chart:repeated="11"/>
            <chart:data-point chart:style-name="ch8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5510">
                <text:p>2655510</text:p>
                <draw:g>
                  <svg:desc>Sheet1.C2:Sheet1.C54</svg:desc>
                </draw:g>
              </table:table-cell>
              <table:table-cell office:value-type="float" office:value="15.1095729180452">
                <text:p>15.1095729180452</text:p>
                <draw:g>
                  <svg:desc>Sheet1.D2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9463">
                <text:p>1409463</text:p>
              </table:table-cell>
              <table:table-cell office:value-type="float" office:value="10.0271042923378">
                <text:p>10.0271042923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270">
                <text:p>204270</text:p>
              </table:table-cell>
              <table:table-cell office:value-type="float" office:value="9.79214455377358">
                <text:p>9.79214455377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270">
                <text:p>204270</text:p>
              </table:table-cell>
              <table:table-cell office:value-type="float" office:value="9.06881724816779">
                <text:p>9.06881724816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270">
                <text:p>204270</text:p>
              </table:table-cell>
              <table:table-cell office:value-type="float" office:value="9.06881724816779">
                <text:p>9.06881724816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270">
                <text:p>204270</text:p>
              </table:table-cell>
              <table:table-cell office:value-type="float" office:value="9.06881724816779">
                <text:p>9.06881724816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9463">
                <text:p>140946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9463">
                <text:p>140946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9463">
                <text:p>140946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55510">
                <text:p>2655510</text:p>
              </table:table-cell>
              <table:table-cell office:value-type="float" office:value="8.84344625283702">
                <text:p>8.84344625283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27000">
                <text:p>20427000</text:p>
              </table:table-cell>
              <table:table-cell office:value-type="float" office:value="7.75532994145536">
                <text:p>7.75532994145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323700">
                <text:p>63323700</text:p>
              </table:table-cell>
              <table:table-cell office:value-type="float" office:value="6.47146451925765">
                <text:p>6.47146451925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38486">
                <text:p>8538486</text:p>
              </table:table-cell>
              <table:table-cell office:value-type="float" office:value="6.26612666520815">
                <text:p>6.26612666520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55510">
                <text:p>2655510</text:p>
              </table:table-cell>
              <table:table-cell office:value-type="float" office:value="6.10333747619429">
                <text:p>6.10333747619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575527">
                <text:p>26575527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575527">
                <text:p>26575527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575527">
                <text:p>26575527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575527">
                <text:p>26575527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323700">
                <text:p>633237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323700">
                <text:p>633237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323700">
                <text:p>633237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323700">
                <text:p>633237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323700">
                <text:p>633237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323700">
                <text:p>633237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323700">
                <text:p>633237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270000">
                <text:p>2042700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4270000">
                <text:p>2042700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270000">
                <text:p>2042700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4270000">
                <text:p>2042700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4270000">
                <text:p>2042700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4270000">
                <text:p>2042700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55510">
                <text:p>2655510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55510">
                <text:p>2655510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55510">
                <text:p>2655510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5510">
                <text:p>2655510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55510">
                <text:p>2655510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2700">
                <text:p>20427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25387">
                <text:p>9825387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38486">
                <text:p>8538486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38486">
                <text:p>8538486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38486">
                <text:p>8538486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878240">
                <text:p>2287824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878240">
                <text:p>2287824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878240">
                <text:p>2287824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878240">
                <text:p>2287824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270000">
                <text:p>204270000</text:p>
              </table:table-cell>
              <table:table-cell office:value-type="float" office:value="4.42172312641851">
                <text:p>4.42172312641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11cm" svg:height="16.056cm" xlink:href=".." xlink:type="simple" chart:class="chart:scatter" chart:style-name="ch1">
        <chart:plot-area chart:style-name="ch2" table:cell-range-address="Sheet1.C2:Sheet1.C54 Sheet1.E2:Sheet1.E54" svg:x="0.494cm" svg:y="0.321cm" svg:width="23.723cm" svg:height="15.414cm">
          <chartooo:coordinate-region svg:x="1.115cm" svg:y="0.52cm" svg:width="22.267cm" svg:height="14.56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54" chart:class="chart:scatter">
            <chart:domain table:cell-range-address="Sheet1.C2:Sheet1.C54"/>
            <chart:mean-value chart:style-name="ch6"/>
            <chart:regression-curve chart:style-name="ch7"/>
            <chart:data-point chart:repeated="8"/>
            <chart:data-point chart:style-name="ch8"/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5510">
                <text:p>2655510</text:p>
                <draw:g>
                  <svg:desc>Sheet1.C2:Sheet1.C54</svg:desc>
                </draw:g>
              </table:table-cell>
              <table:table-cell office:value-type="float" office:value="5.68989494223151">
                <text:p>5.68989494223151</text:p>
                <draw:g>
                  <svg:desc>Sheet1.E2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9463">
                <text:p>1409463</text:p>
              </table:table-cell>
              <table:table-cell office:value-type="float" office:value="7.11413090825215">
                <text:p>7.11413090825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270">
                <text:p>204270</text:p>
              </table:table-cell>
              <table:table-cell office:value-type="float" office:value="47.9372622204611">
                <text:p>47.9372622204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55510">
                <text:p>2655510</text:p>
              </table:table-cell>
              <table:table-cell office:value-type="float" office:value="3.33022517438723">
                <text:p>3.33022517438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27000">
                <text:p>20427000</text:p>
              </table:table-cell>
              <table:table-cell office:value-type="float" office:value="0.379660740268045">
                <text:p>0.379660740268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323700">
                <text:p>63323700</text:p>
              </table:table-cell>
              <table:table-cell office:value-type="float" office:value="0.102196563360285">
                <text:p>0.102196563360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38486">
                <text:p>8538486</text:p>
              </table:table-cell>
              <table:table-cell office:value-type="float" office:value="0.73386858808554">
                <text:p>0.7338685880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55510">
                <text:p>2655510</text:p>
              </table:table-cell>
              <table:table-cell office:value-type="float" office:value="2.29836734796491">
                <text:p>2.29836734796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575527">
                <text:p>26575527</text:p>
              </table:table-cell>
              <table:table-cell office:value-type="float" office:value="0.222419912977294">
                <text:p>0.222419912977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575527">
                <text:p>26575527</text:p>
              </table:table-cell>
              <table:table-cell office:value-type="float" office:value="0.222419912977294">
                <text:p>0.222419912977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575527">
                <text:p>26575527</text:p>
              </table:table-cell>
              <table:table-cell office:value-type="float" office:value="0.222419912977294">
                <text:p>0.222419912977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575527">
                <text:p>26575527</text:p>
              </table:table-cell>
              <table:table-cell office:value-type="float" office:value="0.222419912977294">
                <text:p>0.2224199129772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2700">
                <text:p>2042700</text:p>
              </table:table-cell>
              <table:table-cell office:value-type="float" office:value="2.59844305137228">
                <text:p>2.598443051372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25387">
                <text:p>9825387</text:p>
              </table:table-cell>
              <table:table-cell office:value-type="float" office:value="0.540216850597147">
                <text:p>0.5402168505971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38486">
                <text:p>8538486</text:p>
              </table:table-cell>
              <table:table-cell office:value-type="float" office:value="0.583506401838738">
                <text:p>0.583506401838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38486">
                <text:p>8538486</text:p>
              </table:table-cell>
              <table:table-cell office:value-type="float" office:value="0.583506401838738">
                <text:p>0.583506401838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38486">
                <text:p>8538486</text:p>
              </table:table-cell>
              <table:table-cell office:value-type="float" office:value="0.583506401838738">
                <text:p>0.583506401838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878240">
                <text:p>22878240</text:p>
              </table:table-cell>
              <table:table-cell office:value-type="float" office:value="0.19327199672783">
                <text:p>0.193271996727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878240">
                <text:p>22878240</text:p>
              </table:table-cell>
              <table:table-cell office:value-type="float" office:value="0.19327199672783">
                <text:p>0.193271996727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878240">
                <text:p>22878240</text:p>
              </table:table-cell>
              <table:table-cell office:value-type="float" office:value="0.19327199672783">
                <text:p>0.193271996727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878240">
                <text:p>22878240</text:p>
              </table:table-cell>
              <table:table-cell office:value-type="float" office:value="0.19327199672783">
                <text:p>0.19327199672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1646463633517">
                <text:p>0.0216464636335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